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básicos de jQuery II</text:p>
      <text:p text:style-name="P1"/>
      <text:list xml:id="list15084498901" text:style-name="L1">
        <text:list-item>
          <text:p text:style-name="P3">Corrige el código de ejercicio1.html para que, sin cambiar el efecto que se produce sobre el párrafo cuando pulsamos el botón, la alerta salte en el momento adecuado.</text:p>
          <text:p text:style-name="P3"/>
        </text:list-item>
        <text:list-item>
          <text:p text:style-name="P3">Corrige el código de ejercicio2.html para que, sin cambiar el efecto que se produce sobre los párrafos cuando pulsamos el botón, la alerta salte una sola vez y en el momento adecuado.</text:p>
          <text:p text:style-name="P3"/>
        </text:list-item>
        <text:list-item>
          <text:p text:style-name="P3">Al pulsar el botón los párrafos tiene que desaparecer con un efecto de deslizamiento de 3s, y a continuación (sin pulsar) volver a mostrarse con otro efecto de deslizamiento de 1s.</text:p>
          <text:p text:style-name="P3"/>
        </text:list-item>
        <text:list-item>
          <text:p text:style-name="P3">Al pulsar el botón los párrafos tiene que desaparecer con un efecto de pérdida total de opacidad en 1.5s, y a continuación volver a mostrarse con otro efecto de ganancia de opacidad hasta la mitad y en 3s. Se deben mostrar 2 ventanas de alerta, una antes de empezar a desvanecerse y otra cuando acabe de mostrarse de nuevo.</text:p>
          <text:p text:style-name="P3"/>
        </text:list-item>
        <text:list-item>
          <text:p text:style-name="P3">Ejecuta 3 animaciones sobre un objeto durante 10 segundos cada una. La primera debe aumentar su tamaño progresivamente, la segunda debe mover el objeto hacia la derecha y la tercera debe disminuir el tamaño del objeto progresivamente. </text:p>
          <text:p text:style-name="P3">Debe haber tres botones, uno para empezar la animación, otro para parar cada animación y otro para parar todas las animaciones.</text:p>
          <text:p text:style-name="P3"/>
        </text:list-item>
        <text:list-item>
          <text:p text:style-name="P3">Crea un botón que lance tres alertas: al poner el ratón encima, al pulsar el botón o al mover el ratón fuera del botón. <text:span text:style-name="T1">Optimiza tu código.</text:span></text:p>
          <text:p text:style-name="P3"><text:span text:style-name="T1"/></text:p>
        </text:list-item>
        <text:list-item>
          <text:p text:style-name="P4">Modifica el ejercicio7.html para que el efecto funcione tal y como se muestra en pantalla.</text:p>
          <text:p text:style-name="P4"/>
        </text:list-item>
        <text:list-item>
          <text:p text:style-name="P4">Completa el ejercicio8 para que la imagen vuelva al punto inicial y repita el movimiento de ida y vuelta de forma indefinida.</text:p>
          <text:p text:style-name="P4"/>
        </text:list-item>
        <text:list-item>
          <text:p text:style-name="P4">Cambia la opacidad del título de ejercicio9.html pulsando en el desplegable.</text:p>
          <text:p text:style-name="P4"/>
          <text:p text:style-name="P4"/>
          <text:p text:style-name="P4"/>
          <text:p text:style-name="P4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2-10-28T20:04:30</meta:creation-date>
    <dc:date>2012-11-02T20:42:27</dc:date>
    <dc:creator>juanda </dc:creator>
    <meta:editing-duration>PT6H47M53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11" meta:word-count="297" meta:character-count="176" meta:non-whitespace-character-count="1415"/>
  </office:meta>
</office:document-meta>
</file>